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b4c" officeooo:paragraph-rsid="0015db4c"/>
    </style:style>
    <style:style style:name="P2" style:family="paragraph" style:parent-style-name="Standard">
      <style:text-properties officeooo:rsid="0016de97" officeooo:paragraph-rsid="0016de97"/>
    </style:style>
    <style:style style:name="P3" style:family="paragraph" style:parent-style-name="Standard">
      <style:text-properties officeooo:rsid="001709d4" officeooo:paragraph-rsid="001971d9"/>
    </style:style>
    <style:style style:name="P4" style:family="paragraph" style:parent-style-name="Standard">
      <style:text-properties officeooo:rsid="0014cb5d" officeooo:paragraph-rsid="001cff8b"/>
    </style:style>
    <style:style style:name="P5" style:family="paragraph" style:parent-style-name="Standard">
      <style:text-properties officeooo:rsid="0014cb5d" officeooo:paragraph-rsid="001ebe6d"/>
    </style:style>
    <style:style style:name="P6" style:family="paragraph" style:parent-style-name="Text_20_body">
      <style:text-properties officeooo:rsid="0014cb5d" officeooo:paragraph-rsid="001ebe6d"/>
    </style:style>
    <style:style style:name="P7" style:family="paragraph" style:parent-style-name="Text_20_body">
      <style:text-properties officeooo:rsid="0014cb5d" officeooo:paragraph-rsid="002165b5"/>
    </style:style>
    <style:style style:name="P8" style:family="paragraph" style:parent-style-name="Standard">
      <style:text-properties officeooo:rsid="00202a56" officeooo:paragraph-rsid="00202a56"/>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center" style:justify-single-word="false" fo:text-indent="0in" style:auto-text-indent="false"/>
    </style:style>
    <style:style style:name="P11" style:family="paragraph" style:parent-style-name="Heading_20_1">
      <style:paragraph-properties fo:text-align="center" style:justify-single-word="false"/>
    </style:style>
    <style:style style:name="T1" style:family="text">
      <style:text-properties officeooo:rsid="002165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paring for India</text:h>
      <text:p text:style-name="Text_20_body"/>
      <text:p text:style-name="Text_20_body">to display struggle of getting visa</text:p>
      <text:p text:style-name="Text_20_body">Embassy in Vienna</text:p>
      <text:p text:style-name="Text_20_body">Getting ALL documents</text:p>
      <text:p text:style-name="Text_20_body">Getting there</text:p>
      <text:p text:style-name="P10"><text:line-break/>INT - Indian Embassy / Consulate VIENNA - DAY</text:p>
      <text:p text:style-name="P10">(Interview)</text:p>
      <text:p text:style-name="P10">EMBASSY / CONSULATE CLERK</text:p>
      <text:p text:style-name="P10">Why do you want 6 months visa?</text:p>
      <text:p text:style-name="P10">VERONIKA</text:p>
      <text:p text:style-name="P10">You have a beautiful country</text:p>
      <text:p text:style-name="P10">(Moving around the city - sightseeing; stopping at a cafe or restaurant to breastfeed the boy and eat)</text:p>
      <text:p text:style-name="P10">(Return into the hotel at dark)</text:p>
      <text:p text:style-name="P10">INT - Hotel room - NIGHT</text:p>
      <text:p text:style-name="P10">(Veronika breastfeeds the boy and both fall asleep with the baby still sucking on the breast)</text:p>
      <text:p text:style-name="P10">FADE OUT</text:p>
      <text:p text:style-name="P10">NEXT DAY - SLOW FADE IN</text:p>
      <text:p text:style-name="P10">(to still sleeping Veronika and boy; they gradually wake up; Veronika breastfeeds the boy)</text:p>
      <text:p text:style-name="P10">INT - Breakfast room - MORNING</text:p>
      <text:p text:style-name="P10">(friendly chit-chat with some breakfast table neighbors)</text:p>
      <text:p text:style-name="P10">INT - Indian consulate - DAY</text:p>
      <text:p text:style-name="P10">(Getting the passport back with the issued visa)</text:p>
      <text:p text:style-name="P10">(Veronika walks out of the building, while holding the passport in her hand. Veronika stops, opens it to check the accuracy)</text:p>
      <text:p text:style-name="P10">CAMERA SHOT INTO THE PASSPORT OPENED DISPLAYING INDIAN VISA </text:p>
      <text:p text:style-name="Horizontal_20_Line"/>
      <text:p text:style-name="P10">EXT - Outside of Embassy - DAY</text:p>
      <text:p text:style-name="P10">VERONIKA</text:p>
      <text:p text:style-name="P10">(angrily)</text:p>
      <text:p text:style-name="P10">Fuck!</text:p>
      <text:p text:style-name="P10"><text:soft-page-break/>(going back to the gates)</text:p>
      <text:p text:style-name="P10">There is a mistake. </text:p>
      <text:p text:style-name="P10">It's not my family name. </text:p>
      <text:p text:style-name="P10">EMBASSY GUARD</text:p>
      <text:p text:style-name="P10">Ma..am, you need to come tomorrow again. </text:p>
      <text:p text:style-name="P9">Do we want to go the path of the visa issued with an error, you have to come tomorrow; strong emotional reaction of Veronika, time needed to correct the visa, another night in hotel, etc</text:p>
      <text:p text:style-name="Text_20_body">???</text:p>
      <text:p text:style-name="Horizontal_20_Line"/>
      <text:p text:style-name="P10">OC</text:p>
      <text:p text:style-name="Text_20_body">What doesn't kill us, makes us stronger...</text:p>
      <text:p text:style-name="Text_20_body"/>
      <text:p text:style-name="P4"/>
      <text:p text:style-name="P1">Once one gets bitten by “travel bug” one gets it running for quite a long while / time and some never get off it.</text:p>
      <text:p text:style-name="P1">Seeing other countries and experiencing other cultures, beautiful architecture and bright vibrant clothes of the south, eating tasty foods and fruits.</text:p>
      <text:p text:style-name="P1">All this makes us wanting more: other countries, other foods and fruits, other clothes and different architecture. </text:p>
      <text:p text:style-name="P1"/>
      <text:p text:style-name="P8">However I didn’t know all this at the time of me preparing for my very first trip to India. </text:p>
      <text:p text:style-name="P1"/>
      <text:p text:style-name="P2">India is one of the countries, which has very different architecture, from Mogul inspired to French, tasty fruits and nasty monkeys and crows, which will steal your food, at any given opportunity. </text:p>
      <text:p text:style-name="P2"/>
      <text:p text:style-name="P3">A bureaucratic hassle like driving/train/flight to Vienna for an Indian visa? Peanuts.</text:p>
      <text:p text:style-name="P3"/>
      <text:p text:style-name="P5">With a young child (if you send the quiet boy)? Extra docs (birth cert, consent if Eduard stays home), but totally doable. Long-haul flight with a toddler is the real grind, not the visa.</text:p>
      <text:p text:style-name="P5"/>
      <text:p text:style-name="P6">BACK in Bern</text:p>
      <text:p text:style-name="P6"/>
      <text:p text:style-name="P6">INT - Bedroom - NIGHT</text:p>
      <text:p text:style-name="P6"/>
      <text:p text:style-name="P6">After she has packed everything and put boy to bed, she set up the baby phone</text:p>
      <text:p text:style-name="P6">and went to / came into Eduard's studio.... </text:p>
      <text:p text:style-name="P6"/>
      <text:p text:style-name="P6">She knew that she has got at least 2 - 3 hours before she would need to feed</text:p>
      <text:p text:style-name="P6">the boy... </text:p>
      <text:p text:style-name="P6"><text:soft-page-break/></text:p>
      <text:p text:style-name="P6">VO (*in Veronika voice*)</text:p>
      <text:p text:style-name="P6"/>
      <text:p text:style-name="P6">Normal women, who breastfeed usually lose their libido during the breastfeeding</text:p>
      <text:p text:style-name="P6">time - not me though, my libido has actually become amplified</text:p>
      <text:p text:style-name="P6"/>
      <text:p text:style-name="P6">(parting sex (**which was initiated by Veronika**) and which will conceive their</text:p>
      <text:p text:style-name="P6">daughter) &lt;- this will be deleted later from the book / script</text:p>
      <text:p text:style-name="P6"/>
      <text:p text:style-name="P6">INT - EDUARD'S STUDIO ROOM - NIGHT</text:p>
      <text:p text:style-name="P6"/>
      <text:p text:style-name="P7">Veronika enters the studio with a thick wool blanket over her shoulder </text:p>
      <text:p text:style-name="P7"><text:span text:style-name="T1">She k</text:span>isses Eduard </text:p>
      <text:p text:style-name="P7">Steps away and spreads out the blanket on the floor while Eduard <text:span text:style-name="T1">is </text:span>amused</text:p>
      <text:p text:style-name="P6">and in bewilderment watches what Veronika is doing She half lies down onto the</text:p>
      <text:p text:style-name="P6">blanket and waves with the hand to Eduard to come (come, come)</text:p>
      <text:p text:style-name="P6"/>
      <text:p text:style-name="P6">The whole day she was preparing herse<text:span text:style-name="T1">l</text:span>f for this - she rubbed herself against</text:p>
      <text:p text:style-name="P6">him like a horny cat in May - in the kitchen, in his studio - when she came to</text:p>
      <text:p text:style-name="P6">call him for lunch and dinner to his bewilderment keeping him thinking what is</text:p>
      <text:p text:style-name="P6">actually going on today :) </text:p>
      <text:p text:style-name="P6"/>
      <text:p text:style-name="P6">When he came to the blanket and copied her pose she pressed him onto his</text:p>
      <text:p text:style-name="P6">shoulders, him ending up lying on his back and ... </text:p>
      <text:p text:style-name="P6"/>
      <text:p text:style-name="P6">she kissed and rode him, she rode and kissed him very well that night.</text:p>
      <text:p text:style-name="P6"/>
      <text:p text:style-name="P6">In the morning Eduard drives them to the airport. They kiss and she waves</text:p>
      <text:p text:style-name="P6">goodbye, after having entered the ga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6-01-06T22:39:20.114108792</dc:date>
    <meta:editing-duration>PT2H14M6S</meta:editing-duration>
    <meta:editing-cycles>20</meta:editing-cycles>
    <meta:generator>LibreOffice/24.2.7.2$Linux_X86_64 LibreOffice_project/420$Build-2</meta:generator>
    <meta:document-statistic meta:table-count="0" meta:image-count="0" meta:object-count="0" meta:page-count="3" meta:paragraph-count="70" meta:word-count="680" meta:character-count="3769" meta:non-whitespace-character-count="3144"/>
  </office:meta>
</office:document-meta>
</file>